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1138" officeooo:paragraph-rsid="000c1138" style:font-size-asian="14pt" style:font-size-complex="14pt"/>
    </style:style>
    <style:style style:name="P2" style:family="paragraph" style:parent-style-name="Standard">
      <style:text-properties fo:font-size="14pt" officeooo:rsid="000c1138" officeooo:paragraph-rsid="000c1138" style:font-size-asian="14pt" style:font-size-complex="14pt"/>
    </style:style>
    <style:style style:name="P3" style:family="paragraph" style:parent-style-name="Standard">
      <style:text-properties fo:font-size="14pt" officeooo:rsid="000cd1ff" officeooo:paragraph-rsid="000cd1ff" style:font-size-asian="14pt" style:font-size-complex="14pt"/>
    </style:style>
    <style:style style:name="P4" style:family="paragraph" style:parent-style-name="Standard">
      <style:text-properties fo:font-size="14pt" officeooo:rsid="000d5552" officeooo:paragraph-rsid="000d5552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tform and multimedia interview questions</text:p>
      <text:p text:style-name="P1"/>
      <text:p text:style-name="P1">C</text:p>
      <text:p text:style-name="P1">c memory layout</text:p>
      <text:p text:style-name="P1"/>
      <text:p text:style-name="P3">dynamic and static memory?</text:p>
      <text:p text:style-name="P3"><text:a xlink:type="simple" xlink:href="http://stackoverflow.com/questions/8385322/difference-between-static-memory-allocation-and-dynamic-memory-allocation">http://stackoverflow.com/questions/8385322/difference-between-static-memory-allocation-and-dynamic-memory-allocation</text:a></text:p>
      <text:p text:style-name="P3"/>
      <text:p text:style-name="P1">function pointer in detail</text:p>
      <text:p text:style-name="P1">initialising an array of structure objects</text:p>
      <text:p text:style-name="P1">callback functions using function pointers declared inside an structure</text:p>
      <text:p text:style-name="P1">storage class specifiers</text:p>
      <text:p text:style-name="P1">program to find little endian or big endian</text:p>
      <text:p text:style-name="P1">recursive program for multiplication table</text:p>
      <text:p text:style-name="P1">strtok implementation</text:p>
      <text:p text:style-name="P1">reversing words in an string</text:p>
      <text:p text:style-name="P1">binary to decimal program</text:p>
      <text:p text:style-name="P1">decimal to binary program</text:p>
      <text:p text:style-name="P1">how does free() work?</text:p>
      <text:p text:style-name="P1">Malloc and calloc</text:p>
      <text:p text:style-name="P1">assessing static variable from another file</text:p>
      <text:p text:style-name="P1">inline functions,macro and normal function difference and where to use them?</text:p>
      <text:p text:style-name="P1">Structure padding and packing</text:p>
      <text:p text:style-name="P1">implement squareroot function</text:p>
      <text:p text:style-name="P1">preprocessor directives</text:p>
      <text:p text:style-name="P1">difference between preprocessor directive and macro</text:p>
      <text:p text:style-name="P1">storage space for each variables</text:p>
      <text:p text:style-name="P1">program to find 32 bit or 64 bit processor</text:p>
      <text:p text:style-name="P1">how a program works on an 32 bit and on an 64 bit processor</text:p>
      <text:p text:style-name="P1"/>
      <text:p text:style-name="P1">DS</text:p>
      <text:p text:style-name="P1">nth node from end of an linked list</text:p>
      <text:p text:style-name="P1">all sorting and seraching techniques with efficiency</text:p>
      <text:p text:style-name="P1">quick sort</text:p>
      <text:p text:style-name="P1">insertion sort</text:p>
      <text:p text:style-name="P1">fibonacci series using recursion and the output should be stored in an linked list</text:p>
      <text:p text:style-name="P1"/>
      <text:p text:style-name="P1"/>
      <text:p text:style-name="P1">TOOL CHAIN</text:p>
      <text:p text:style-name="P1">gdb</text:p>
      <text:p text:style-name="P1">make</text:p>
      <text:p text:style-name="P1">memory overun and underun</text:p>
      <text:p text:style-name="P1">GNU tools</text:p>
      <text:p text:style-name="P1">how to debug using objdump</text:p>
      <text:p text:style-name="P1"><text:soft-page-break/>can we use conditional compilation inside make</text:p>
      <text:p text:style-name="P1">cross compilation</text:p>
      <text:p text:style-name="P1">valgrind</text:p>
      <text:p text:style-name="P1"/>
      <text:p text:style-name="P1"/>
      <text:p text:style-name="P1">LINUX</text:p>
      <text:p text:style-name="P1"/>
      <text:p text:style-name="P4"><text:a xlink:type="simple" xlink:href="https://www.tutorialspoint.com/operating_system/os_memory_management.htm">https://www.tutorialspoint.com/operating_system/os_memory_management.htm</text:a></text:p>
      <text:p text:style-name="P4"/>
      <text:p text:style-name="P4"/>
      <text:p text:style-name="P1">major and minor number</text:p>
      <text:p text:style-name="P1">flow of system call</text:p>
      <text:p text:style-name="P1">interrupt vector table</text:p>
      <text:p text:style-name="P1">kernel devive driver code</text:p>
      <text:p text:style-name="P1">can we implement our own system call?if yes how?</text:p>
      <text:p text:style-name="P1">What changes you made while configuring your kernel</text:p>
      <text:p text:style-name="P1">segmentation</text:p>
      <text:p text:style-name="P1">paging</text:p>
      <text:p text:style-name="P1">demand paging</text:p>
      <text:p text:style-name="P1">relative addressing</text:p>
      <text:p text:style-name="P1">address binding</text:p>
      <text:p text:style-name="P1">why virtual address space?</text:p>
      <text:p text:style-name="P1">Disadvantages of physical address?</text:p>
      <text:p text:style-name="P1">Overview of MM</text:p>
      <text:p text:style-name="P1">stab allocator</text:p>
      <text:p text:style-name="P1">how segmentation with paging works in linux</text:p>
      <text:p text:style-name="P1">all IPC mechanisms</text:p>
      <text:p text:style-name="P1">which is the faster IPC mechanism?</text:p>
      <text:p text:style-name="P1">Message queue</text:p>
      <text:p text:style-name="P1">shared memory</text:p>
      <text:p text:style-name="P1">pipes</text:p>
      <text:p text:style-name="P1">what is spinlock?</text:p>
      <text:p text:style-name="P1">Difference between spin lock and mutex lock?</text:p>
      <text:p text:style-name="P1">I have two threads t1 and t2.t1 adds element in array and t2 removes elements.eexecute using mutex and conditional variables.</text:p>
      <text:p text:style-name="P1">Fork,vfork,clone,fork ojn cow,thread</text:p>
      <text:p text:style-name="P1">difference between mutex and binary semaphore?</text:p>
      <text:p text:style-name="P1">When to use counting semaphore?</text:p>
      <text:p text:style-name="P1">Atomic variables with example?</text:p>
      <text:p text:style-name="P1">Mode switch and process switch?</text:p>
      <text:p text:style-name="P1">Process context and interrupt context?</text:p>
      <text:p text:style-name="P1">VFS data structures while opening an file with scenarios</text:p>
      <text:p text:style-name="P1"/>
      <text:p text:style-name="P1">NETWORKING</text:p>
      <text:p text:style-name="P1">socket programming</text:p>
      <text:p text:style-name="P1"><text:soft-page-break/>OSI layers</text:p>
      <text:p text:style-name="P1"/>
      <text:p text:style-name="P1">SDLC</text:p>
      <text:p text:style-name="P1">why sdlc?</text:p>
      <text:p text:style-name="P1">Waterfall model</text:p>
      <text:p text:style-name="P1">iterative model</text:p>
      <text:p text:style-name="P1">scrum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9:16:46.978509515</meta:creation-date>
    <dc:date>2016-12-29T10:26:33.314530127</dc:date>
    <meta:editing-duration>PT7M42S</meta:editing-duration>
    <meta:editing-cycles>2</meta:editing-cycles>
    <meta:generator>LibreOffice/4.2.4.2$Linux_x86 LibreOffice_project/420m0$Build-2</meta:generator>
    <dc:creator>chendrasekhar </dc:creator>
    <meta:document-statistic meta:table-count="0" meta:image-count="0" meta:object-count="0" meta:page-count="3" meta:paragraph-count="82" meta:word-count="347" meta:character-count="2402" meta:non-whitespace-character-count="2137"/>
  </office:meta>
</office:document-meta>
</file>